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2"/>
    <style:style style:name="P3" style:family="paragraph" style:parent-style-name="List_20_Paragraph" style:list-style-name="WWNum4"/>
    <style:style style:name="P4" style:family="paragraph" style:parent-style-name="List_20_Paragraph" style:list-style-name="WWNum6"/>
    <style:style style:name="P5" style:family="paragraph" style:parent-style-name="List_20_Paragraph" style:list-style-name="WWNum5"/>
    <style:style style:name="T1" style:family="text">
      <style:text-properties style:text-position="super 58%"/>
    </style:style>
    <style:style style:name="T2" style:family="text">
      <style:text-properties style:font-name="Wingdings" style:font-name-asian="Wingdings2" style:font-name-complex="Wingdings2"/>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Carpentry Evaluation Forms</text:p>
      <text:p text:style-name="Standard">Day 1 – 12<text:span text:style-name="T1">th</text:span> July 2016</text:p>
      <text:p text:style-name="Standard">(Strongly disagree = 1, Midway between Strongly agree and Neutral = 2, Neutral = 3, Midway between Neutral and Strongly disagree = 4, Strongly agree = 5)</text:p>
      <text:list xml:id="list8919754568360603075" text:style-name="WWNum2">
        <text:list-item>
          <text:p text:style-name="P2">I can identify key areas of digital scholarship relevant to library services </text:p>
        </text:list-item>
      </text:list>
      <text:p text:style-name="Standard">1 - </text:p>
      <text:p text:style-name="Standard">2 - </text:p>
      <text:p text:style-name="Standard">3 - 12</text:p>
      <text:p text:style-name="Standard">4 - 15</text:p>
      <text:p text:style-name="Standard">5 - <text:s/>3</text:p>
      <text:list xml:id="list142819152049165" text:continue-numbering="true" text:style-name="WWNum2">
        <text:list-item>
          <text:p text:style-name="P2">I can recognise different ways data can be used and abused to substantiate argument</text:p>
        </text:list-item>
      </text:list>
      <text:p text:style-name="Standard">1 -</text:p>
      <text:p text:style-name="Standard">2 - 1</text:p>
      <text:p text:style-name="Standard">3 - 8</text:p>
      <text:p text:style-name="Standard">4 - 18</text:p>
      <text:p text:style-name="Standard">5 - 3</text:p>
      <text:list xml:id="list142819135658969" text:continue-numbering="true" text:style-name="WWNum2">
        <text:list-item>
          <text:p text:style-name="P2">I can identify ways to think critically about data</text:p>
        </text:list-item>
      </text:list>
      <text:p text:style-name="Standard">1 - </text:p>
      <text:p text:style-name="Standard">2 - 4</text:p>
      <text:p text:style-name="Standard">3 - 6</text:p>
      <text:p text:style-name="Standard">4 - 16</text:p>
      <text:p text:style-name="Standard">5 - 4</text:p>
      <text:list xml:id="list142819932789673" text:continue-numbering="true" text:style-name="WWNum2">
        <text:list-item>
          <text:p text:style-name="P2">I gained hands on experience cleaning and exploring data</text:p>
        </text:list-item>
      </text:list>
      <text:p text:style-name="Standard">1 - </text:p>
      <text:p text:style-name="Standard">2 - </text:p>
      <text:p text:style-name="Standard">3 - 7</text:p>
      <text:p text:style-name="Standard">4 - 11</text:p>
      <text:p text:style-name="Standard">5 - 12</text:p>
      <text:list xml:id="list142818758480948" text:continue-numbering="true" text:style-name="WWNum2">
        <text:list-item>
          <text:p text:style-name="P2">The workshops helped me learn with my peers in a supportive environment </text:p>
        </text:list-item>
      </text:list>
      <text:p text:style-name="Standard">1 - </text:p>
      <text:p text:style-name="Standard">2 - 1</text:p>
      <text:p text:style-name="Standard"><text:soft-page-break/>3 - 3</text:p>
      <text:p text:style-name="Standard">4 - 13</text:p>
      <text:p text:style-name="Standard">5 - 13</text:p>
      <text:p text:style-name="List_20_Paragraph"/>
      <text:list xml:id="list142819744093336" text:continue-numbering="true" text:style-name="WWNum2">
        <text:list-item>
          <text:p text:style-name="P2">What surprised you about today and why? Comments</text:p>
        </text:list-item>
      </text:list>
      <text:p text:style-name="List_20_Paragraph"/>
      <text:list xml:id="list3855307585175275416" text:style-name="WWNum4">
        <text:list-item>
          <text:p text:style-name="P3">No surprises <text:span text:style-name="T2"></text:span> lots of great preparation materials, thanks</text:p>
        </text:list-item>
        <text:list-item>
          <text:p text:style-name="P3">Open Refine – it’s going to be very useful</text:p>
        </text:list-item>
        <text:list-item>
          <text:p text:style-name="P3">Keynote was great – it made me want to do Masters. Assumed knowledge that I didn’t have but then just copy pasting of expressions</text:p>
        </text:list-item>
        <text:list-item>
          <text:p text:style-name="P3">How quickly I got the hang of Open Refine, very cool!</text:p>
        </text:list-item>
        <text:list-item>
          <text:p text:style-name="P3">I didn’t know you could use Open Refine to call in data via API’s</text:p>
        </text:list-item>
        <text:list-item>
          <text:p text:style-name="P3">How applicable to my daily work life cleaning up data is! I had little understanding of “messy data” prior to today <text:s/></text:p>
        </text:list-item>
        <text:list-item>
          <text:p text:style-name="P3">Data Arena tour – pleasantly surprised by the technologies and work done (and scope!) in terms of info/data visualisations etc</text:p>
        </text:list-item>
        <text:list-item>
          <text:p text:style-name="P3">Data Arena tour – 3D visualisations</text:p>
        </text:list-item>
        <text:list-item>
          <text:p text:style-name="P3">Open Refine – it’s got powerful functionalities. Will investigate further later on</text:p>
        </text:list-item>
        <text:list-item>
          <text:p text:style-name="P3">I’m impressed with Open Refine and how it can interact/fetch data from API’s </text:p>
        </text:list-item>
        <text:list-item>
          <text:p text:style-name="P3">Found critical thinking with Data a bit disappointing… although structured to be hands on I didn’t learn anything new</text:p>
        </text:list-item>
        <text:list-item>
          <text:p text:style-name="P3">The second talk did not focus on critical thinking – more about Google docs</text:p>
        </text:list-item>
        <text:list-item>
          <text:p text:style-name="P3">The ease in combining datasets and extracting useful info</text:p>
        </text:list-item>
        <text:list-item>
          <text:p text:style-name="P3">Data Arena was fantastic – ah the possibilities!!</text:p>
        </text:list-item>
        <text:list-item>
          <text:p text:style-name="P3">Not knowing as many people as I thought I would</text:p>
        </text:list-item>
        <text:list-item>
          <text:p text:style-name="P3">Open Refine is great! </text:p>
        </text:list-item>
        <text:list-item>
          <text:p text:style-name="P3">Open Refine</text:p>
        </text:list-item>
        <text:list-item>
          <text:p text:style-name="P3">Didn’t know about UTS’ Data Arena</text:p>
        </text:list-item>
        <text:list-item>
          <text:p text:style-name="P3">Ease of accessing API’s to manipulate data </text:p>
        </text:list-item>
        <text:list-item>
          <text:p text:style-name="P3">How much I was not intimidated by the practical component of the day</text:p>
        </text:list-item>
        <text:list-item>
          <text:p text:style-name="P3">How easy Open Refine is to use</text:p>
        </text:list-item>
        <text:list-item>
          <text:p text:style-name="P3">The range of data tools that are freely available and their advanced functionality </text:p>
        </text:list-item>
        <text:list-item>
          <text:p text:style-name="P3">Excellent talk by Simon</text:p>
        </text:list-item>
        <text:list-item>
          <text:p text:style-name="P3">The 3D Data Arena was very special</text:p>
        </text:list-item>
        <text:list-item>
          <text:p text:style-name="P3">Teaching hands on data carpentry to a large group is challenging but instructors were great!</text:p>
        </text:list-item>
        <text:list-item>
          <text:p text:style-name="P3">No surprises but lots of great discussion and lots of things to follow up</text:p>
        </text:list-item>
        <text:list-item>
          <text:p text:style-name="P3">How many attendees are all at the same point, how many attendees are so keenly interested </text:p>
        </text:list-item>
        <text:list-item>
          <text:p text:style-name="P3">How approachable Open Refine is. I think I had just built up in my mind I thought it would be harder</text:p>
        </text:list-item>
      </text:list>
      <text:p text:style-name="List_20_Paragraph"/>
      <text:list xml:id="list142819700386135" text:continue-list="list142819744093336" text:style-name="WWNum2">
        <text:list-item>
          <text:p text:style-name="P2">With a little more practice, can you envision a scenario in which you use the skills you’ve learned today in your work? (If so, describe it!) Comments </text:p>
        </text:list-item>
      </text:list>
      <text:p text:style-name="List_20_Paragraph"/>
      <text:list xml:id="list8793792604353760033" text:style-name="WWNum6">
        <text:list-item>
          <text:p text:style-name="P4">Yup. Potentially, workshops (introductory) for our library users – tools for data cleaning etc</text:p>
        </text:list-item>
      </text:list>
      <text:p text:style-name="List_20_Paragraph"/>
      <text:list xml:id="list2707359399667122897" text:style-name="WWNum5">
        <text:list-item>
          <text:p text:style-name="P5">Yes, researching student learning analytics and library collection and facilities usage and IL training and research support use and outcomes</text:p>
        </text:list-item>
        <text:list-item>
          <text:p text:style-name="P5">(Library usage – loans online). Some libraries already doing this! Not yet but will think on it. Already use lookup and pivot tables </text:p>
        </text:list-item>
        <text:list-item>
          <text:p text:style-name="P5"><text:soft-page-break/>Yes, data cleaning for my data</text:p>
        </text:list-item>
        <text:list-item>
          <text:p text:style-name="P5">Will use v lookup in my work</text:p>
        </text:list-item>
        <text:list-item>
          <text:p text:style-name="P5">I can see using these techniques to clean data in our <text:span text:style-name="T3">…. repository</text:span> </text:p>
        </text:list-item>
        <text:list-item>
          <text:p text:style-name="P5">I might use the skills to manage spreadsheet data </text:p>
        </text:list-item>
        <text:list-item>
          <text:p text:style-name="P5">Definitely. I work with researchers a lot and understanding the capabilities of Open Refine will help a lot</text:p>
        </text:list-item>
        <text:list-item>
          <text:p text:style-name="P5">Yes. Helping researchers compile clean datasets</text:p>
        </text:list-item>
        <text:list-item>
          <text:p text:style-name="P5">Yes, using Open Refine for exploring data cleaning it and bringing in API data</text:p>
        </text:list-item>
        <text:list-item>
          <text:p text:style-name="P5">Analysing a corpus of 2,500 data management plans </text:p>
        </text:list-item>
        <text:list-item>
          <text:p text:style-name="P5">Yes – cleaning up data with academics </text:p>
        </text:list-item>
        <text:list-item>
          <text:p text:style-name="P5">Yes, cleaning old repository data </text:p>
        </text:list-item>
        <text:list-item>
          <text:p text:style-name="P5">Yes, editing a large bibliography for errors to produce clean printed version</text:p>
        </text:list-item>
        <text:list-item>
          <text:p text:style-name="P5">Yes, I think so. Open Refine to clean up messy library data records!</text:p>
        </text:list-item>
        <text:list-item>
          <text:p text:style-name="P5">Will definitely use Open Refine when I get back to the office to analyse and clean datasets</text:p>
        </text:list-item>
        <text:list-item>
          <text:p text:style-name="P5">Yes, to support researchers use these tools</text:p>
        </text:list-item>
        <text:list-item>
          <text:p text:style-name="P5">Simon Knight – clear view of pivot tables (which I use) plus v lookup (get to master powerful features of Excel) </text:p>
        </text:list-item>
        <text:list-item>
          <text:p text:style-name="P5">Data cleaning – but not really part of my current role I just have an interest in it</text:p>
        </text:list-item>
        <text:list-item>
          <text:p text:style-name="P5">Interested in getting some data clean up in Open Refine</text:p>
        </text:list-item>
        <text:list-item>
          <text:p text:style-name="P5">Yes, cleaning data. Working with any sort of data/stats in spreadsheets</text:p>
        </text:list-item>
        <text:list-item>
          <text:p text:style-name="P5">Yes! Recommending to researchers and using with our own data </text:p>
        </text:list-item>
        <text:list-item>
          <text:p text:style-name="P5">Working with bibliometric data, understanding what researchers are /may be doing with their data</text:p>
        </text:list-item>
        <text:list-item>
          <text:p text:style-name="P5">Absolutely! Routinely clean spreadsheets and can see Open Refine speeding up this process</text:p>
        </text:list-item>
        <text:list-item>
          <text:p text:style-name="P5">Absolutely <text:span text:style-name="T2"></text:span> </text:p>
        </text:list-item>
        <text:list-item>
          <text:p text:style-name="P5">Showing referring research students easy tools such as Open Refine to clean up and explore data. Also hands on method to explore and evaluate authority of data sources with undergrads was useful </text:p>
        </text:list-item>
      </text:list>
      <text:p text:style-name="List_20_Paragraph"/>
      <text:list xml:id="list142819104852906" text:continue-list="list142819700386135" text:style-name="WWNum2">
        <text:list-item>
          <text:p text:style-name="P2">What could we have done better?</text:p>
        </text:list-item>
      </text:list>
      <text:p text:style-name="List_20_Paragraph"/>
      <text:list xml:id="list142818369818130" text:continue-list="list2707359399667122897" text:style-name="WWNum5">
        <text:list-item>
          <text:p text:style-name="P5">A warm lunch/labels on the food would be nice</text:p>
        </text:list-item>
        <text:list-item>
          <text:p text:style-name="P5">Instead of going into detail of 1,2 or 3 tools, it might be better to introduce more research tools and give general overview etc of information on each one</text:p>
        </text:list-item>
        <text:list-item>
          <text:p text:style-name="P5">Help with connectivity and technical issues. It was easy to fall behind (A plus for effort though)</text:p>
        </text:list-item>
        <text:list-item>
          <text:p text:style-name="P5">Teething issues with tech</text:p>
        </text:list-item>
        <text:list-item>
          <text:p text:style-name="P5">Maybe improve the internet connection</text:p>
        </text:list-item>
        <text:list-item>
          <text:p text:style-name="P5">Understanding the limits of using API’s with similar IP</text:p>
        </text:list-item>
        <text:list-item>
          <text:p text:style-name="P5">The tech (sorry), too many issues</text:p>
        </text:list-item>
        <text:list-item>
          <text:p text:style-name="P5">Unfortunately, technical glitches hampered the experience</text:p>
        </text:list-item>
        <text:list-item>
          <text:p text:style-name="P5">Put the vegetarian and gluten free food on a different table so that non-vegetarians don’t take it</text:p>
        </text:list-item>
        <text:list-item>
          <text:p text:style-name="P5">Slightly longer with v lookup and pivot although I can learn this elsewhere! </text:p>
        </text:list-item>
        <text:list-item>
          <text:p text:style-name="P5">Internet access</text:p>
        </text:list-item>
        <text:list-item>
          <text:p text:style-name="P5">Technology issues!</text:p>
        </text:list-item>
        <text:list-item>
          <text:p text:style-name="P5">Just the technology – too many people trying to do the same thing at the same time but we’ve all experienced that</text:p>
        </text:list-item>
        <text:list-item>
          <text:p text:style-name="P5">Maybe use a smaller dataset for Open Refine so that the API queries would work </text:p>
        </text:list-item>
        <text:list-item>
          <text:p text:style-name="P5">Afternoon session (hands on) required 2 groups to overcome computer issues. Day could have been shorter with less issues with technology</text:p>
        </text:list-item>
        <text:list-item>
          <text:p text:style-name="P5"><text:soft-page-break/>Better IT/Wi-Fi. Shame we couldn’t play with Open Refine API’s. More veg food. </text:p>
        </text:list-item>
        <text:list-item>
          <text:p text:style-name="P5">Ensured servers could cope with multiple Open Refine users <text:span text:style-name="T2"></text:span> </text:p>
        </text:list-item>
        <text:list-item>
          <text:p text:style-name="P5">Internet – but not really your fault</text:p>
        </text:list-item>
        <text:list-item>
          <text:p text:style-name="P5">I would have liked to know more about the coding instead of just copy/pasting. Wish gone slower in other session – we didn’t know v lookup or pivot tables </text:p>
        </text:list-item>
        <text:list-item>
          <text:p text:style-name="P5">More vegetarian food. Had trouble connecting via own PC to internet. Staff were very helpful and found a solution – so that was good! <text:span text:style-name="T2"></text:span> </text:p>
        </text:list-item>
        <text:list-item>
          <text:p text:style-name="P5">Scheduled an IT-connect session with an ITS staff member present at the start of the day </text:p>
        </text:list-item>
        <text:list-item>
          <text:p text:style-name="P5">Very well organised – great work!</text:p>
        </text:list-item>
        <text:list-item>
          <text:p text:style-name="P5">More examples of data carpentry already happening in library services. More on critical thinking, ethics of data use and re-use</text:p>
        </text:list-item>
        <text:list-item>
          <text:p text:style-name="P5">The experience of the attendees is varied and the presenters aimed at different levels – this seemed to cause problems at some points</text:p>
        </text:list-item>
        <text:list-item>
          <text:p text:style-name="P5">Had a plan B or C to cope with the unexpected</text:p>
        </text:list-item>
        <text:list-item>
          <text:p text:style-name="P5">Wi-Fi <text:bookmark text:name="_GoBack"/></text:p>
        </text:list-item>
      </text:list>
      <text:p text:style-name="List_20_Paragraph"/>
      <text:list xml:id="list142818076309422" text:continue-list="list142819104852906" text:style-name="WWNum2">
        <text:list-item>
          <text:p text:style-name="P2">Overall, how would you rate today?</text:p>
        </text:list-item>
      </text:list>
      <text:p text:style-name="Standard">Terrible - </text:p>
      <text:p text:style-name="Standard">Bad - </text:p>
      <text:p text:style-name="Standard">OK - 7</text:p>
      <text:p text:style-name="Standard">Great - <text:s/>18 </text:p>
      <text:p text:style-name="Standard">Amazing – 4</text:p>
      <text:p text:style-name="Standard">1 Comment on rating OK – It really wasn’t bad, all just teething proble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crhd</meta:initial-creator>
    <dc:creator>ccrhd</dc:creator>
    <meta:editing-cycles>4</meta:editing-cycles>
    <meta:creation-date>2016-07-12T08:35:00</meta:creation-date>
    <dc:date>2016-07-12T09:45:00</dc:date>
    <meta:editing-duration>PT1H10M</meta:editing-duration>
    <meta:generator>LibreOffice/5.0.6.3$Windows_x86 LibreOffice_project/490fc03b25318460cfc54456516ea2519c11d1aa</meta:generator>
    <meta:document-statistic meta:table-count="0" meta:image-count="0" meta:object-count="0" meta:page-count="4" meta:paragraph-count="123" meta:word-count="1299" meta:character-count="6879" meta:non-whitespace-character-count="57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